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7cm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Line_20_with_20_Fine_20_Dots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1cm" draw:marker-start="Arrow" draw:marker-start-width="0.3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3.401cm" svg:height="1.823cm" svg:x="3.252cm" svg:y="4.455cm">
          <text:p text:style-name="P1">Grammar</text:p>
          <text:p text:style-name="P1">Grammar</text:p>
        </draw:rect>
        <draw:rect draw:style-name="gr1" draw:text-style-name="P1" draw:layer="layout" svg:width="3.4cm" svg:height="1.823cm" svg:x="9.203cm" svg:y="4.455cm">
          <text:p text:style-name="P1">Grammar</text:p>
          <text:p text:style-name="P1">Schema</text:p>
        </draw:rect>
        <draw:rect draw:style-name="gr1" draw:text-style-name="P1" draw:layer="layout" svg:width="3.401cm" svg:height="1.823cm" svg:x="3.252cm" svg:y="8.85cm">
          <text:p text:style-name="P1">Schema</text:p>
          <text:p text:style-name="P1">Grammar</text:p>
        </draw:rect>
        <draw:rect draw:style-name="gr1" draw:text-style-name="P1" draw:id="id1" draw:layer="layout" svg:width="3.4cm" svg:height="1.823cm" svg:x="9.203cm" svg:y="8.85cm">
          <text:p text:style-name="P1">Schema</text:p>
          <text:p text:style-name="P1">Schema</text:p>
        </draw:rect>
        <draw:line draw:style-name="gr2" draw:text-style-name="P1" draw:layer="layout" svg:x1="6.653cm" svg:y1="9.195cm" svg:x2="9.628cm" svg:y2="6.278cm">
          <text:p text:style-name="P1"/>
          <text:p text:style-name="P1">Instance</text:p>
        </draw:line>
        <draw:connector draw:style-name="gr3" draw:text-style-name="P1" draw:layer="layout" draw:type="curve" draw:line-skew="0.305cm 0.374cm" svg:x1="10.903cm" svg:y1="10.673cm" svg:x2="12.603cm" svg:y2="9.761cm" draw:start-shape="id1" draw:start-glue-point="2" draw:end-shape="id1" svg:d="m10903 10673c0 1246 1300 1038 2063 499s987-1411-363-1411">
          <text:p text:style-name="P1"/>
          <text:p text:style-name="P1"/>
          <text:p text:style-name="P1"/>
          <text:p text:style-name="P1"/>
          <text:p text:style-name="P1"/>
          <text:p text:style-name="P1">Instance</text:p>
        </draw:connector>
        <draw:line draw:style-name="gr2" draw:text-style-name="P1" draw:layer="layout" svg:x1="10.903cm" svg:y1="6.278cm" svg:x2="10.903cm" svg:y2="8.83cm">
          <text:p text:style-name="P1"/>
          <text:p text:style-name="P1">Instance</text:p>
        </draw:line>
        <draw:line draw:style-name="gr2" draw:text-style-name="P1" draw:layer="layout" svg:x1="6.653cm" svg:y1="5.184cm" svg:x2="9.203cm" svg:y2="5.184cm">
          <text:p text:style-name="P1"/>
          <text:p text:style-name="P1">Instance</text:p>
        </draw:line>
        <draw:line draw:style-name="gr4" draw:text-style-name="P1" draw:layer="layout" svg:x1="4.953cm" svg:y1="8.83cm" svg:x2="4.953cm" svg:y2="6.278cm">
          <text:p text:style-name="P1">Read</text:p>
          <text:p text:style-name="P1"/>
          <text:p text:style-name="P1"/>
        </draw:line>
        <draw:line draw:style-name="gr5" draw:text-style-name="P1" draw:layer="layout" svg:x1="6.653cm" svg:y1="9.771cm" svg:x2="9.203cm" svg:y2="9.771cm">
          <text:p text:style-name="P1">Read</text:p>
          <text:p text:style-name="P1"/>
        </draw:line>
        <draw:line draw:style-name="gr5" draw:text-style-name="P1" draw:layer="layout" svg:x1="6.228cm" svg:y1="8.83cm" svg:x2="9.203cm" svg:y2="5.913cm">
          <text:p text:style-name="P1">Read</text:p>
          <text:p text:style-name="P1"/>
        </draw:line>
        <draw:connector draw:style-name="gr4" draw:text-style-name="P1" draw:layer="layout" draw:type="curve" draw:line-skew="0cm -0.259cm" svg:x1="4.952cm" svg:y1="4.455cm" svg:x2="3.252cm" svg:y2="5.366cm" draw:start-shape="id2" draw:start-glue-point="0" draw:end-shape="id2" draw:end-glue-point="3" svg:d="m4952 4455c0-789-1243-657-1962-233s-915 1144 262 1144">
          <text:p text:style-name="P1">Read</text:p>
          <text:p text:style-name="P1"/>
          <text:p text:style-name="P1"/>
          <text:p text:style-name="P1"/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lliam Cook</meta:initial-creator>
    <meta:creation-date>2011-04-20T18:48:58</meta:creation-date>
    <dc:date>2011-04-20T19:23:48</dc:date>
    <dc:creator>William Cook</dc:creator>
    <meta:editing-duration>PT00H34M54S</meta:editing-duration>
    <meta:editing-cycles>3</meta:editing-cycles>
    <meta:generator>OpenOffice.org/3.2$Unix OpenOffice.org_project/320m12$Build-9483</meta:generator>
    <meta:document-statistic meta:object-count="12"/>
  </office:meta>
</office:document-meta>
</file>